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N2 pressure</text:p>
          </table:table-cell>
          <table:table-cell office:value-type="string" calcext:value-type="string">
            <text:p>H2 pressure</text:p>
          </table:table-cell>
          <table:table-cell/>
        </table:table-row>
        <table:table-row table:style-name="ro1">
          <table:table-cell office:value-type="date" office:date-value="2014-12-09T09:00:00" calcext:value-type="date">
            <text:p>12/09/14 09:00 AM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date" office:date-value="2014-12-10T19:00:00" calcext:value-type="date">
            <text:p>12/10/14 07:00 PM</text:p>
          </table:table-cell>
          <table:table-cell office:value-type="float" office:value="1550" calcext:value-type="float">
            <text:p>1550</text:p>
          </table:table-cell>
          <table:table-cell table:number-columns-repeated="2"/>
        </table:table-row>
        <table:table-row table:style-name="ro1">
          <table:table-cell office:value-type="date" office:date-value="2014-12-11T12:15:00" calcext:value-type="date">
            <text:p>12/11/14 12:15 PM</text:p>
          </table:table-cell>
          <table:table-cell office:value-type="float" office:value="1400" calcext:value-type="float">
            <text:p>1400</text:p>
          </table:table-cell>
          <table:table-cell office:value-type="float" office:value="1720" calcext:value-type="float">
            <text:p>1720</text:p>
          </table:table-cell>
          <table:table-cell/>
        </table:table-row>
        <table:table-row table:style-name="ro1">
          <table:table-cell office:value-type="date" office:date-value="2014-12-12T14:00:00" calcext:value-type="date">
            <text:p>12/12/14 02:00 PM</text:p>
          </table:table-cell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1">
          <table:table-cell office:value-type="date" office:date-value="2014-12-17T10:30:00" calcext:value-type="date">
            <text:p>12/17/14 10:30 AM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date" office:date-value="2014-12-17T13:30:00" calcext:value-type="date">
            <text:p>12/17/14 01:30 PM</text:p>
          </table:table-cell>
          <table:table-cell office:value-type="float" office:value="400" calcext:value-type="float">
            <text:p>400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date" office:date-value="2014-12-18T12:00:00" calcext:value-type="date">
            <text:p>12/18/14 12:00 PM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date" office:date-value="2014-12-18T12:05:00" calcext:value-type="date">
            <text:p>12/18/14 12:05 PM</text:p>
          </table:table-cell>
          <table:table-cell office:value-type="float" office:value="2200" calcext:value-type="float">
            <text:p>2200</text:p>
          </table:table-cell>
          <table:table-cell table:number-columns-repeated="2"/>
        </table:table-row>
        <table:table-row table:style-name="ro1">
          <table:table-cell office:value-type="date" office:date-value="2014-12-19T11:00:00" calcext:value-type="date">
            <text:p>12/19/14 11:00 AM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date" office:date-value="2014-12-21T20:00:00" calcext:value-type="date">
            <text:p>12/21/14 08:00 PM</text:p>
          </table:table-cell>
          <table:table-cell table:number-columns-repeated="2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date" office:date-value="2014-12-22T14:00:00" calcext:value-type="date">
            <text:p>12/22/14 02:00 PM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date" office:date-value="2014-12-23T13:00:00" calcext:value-type="date">
            <text:p>12/23/14 01:00 PM</text:p>
          </table:table-cell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1">
          <table:table-cell office:value-type="date" office:date-value="2014-12-24T18:00:00" calcext:value-type="date">
            <text:p>12/24/14 06:00 PM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date" office:date-value="2014-12-26T17:00:00" calcext:value-type="date">
            <text:p>12/26/14 05:00 PM</text:p>
          </table:table-cell>
          <table:table-cell office:value-type="float" office:value="800" calcext:value-type="float">
            <text:p>800</text:p>
          </table:table-cell>
          <table:table-cell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date" office:date-value="2014-12-30T10:30:00" calcext:value-type="date">
            <text:p>12/30/14 10:30 AM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14-12-30T14:30:00" calcext:value-type="date">
            <text:p>12/30/14 02:30 PM</text:p>
          </table:table-cell>
          <table:table-cell office:value-type="float" office:value="2200" calcext:value-type="float">
            <text:p>2200</text:p>
          </table:table-cell>
          <table:table-cell office:value-type="float" office:value="1460" calcext:value-type="float">
            <text:p>1460</text:p>
          </table:table-cell>
          <table:table-cell/>
        </table:table-row>
        <table:table-row table:style-name="ro1">
          <table:table-cell office:value-type="date" office:date-value="2014-12-31T16:00:00" calcext:value-type="date">
            <text:p>12/31/14 04:00 PM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date" office:date-value="2015-01-01T20:00:00" calcext:value-type="date">
            <text:p>01/01/15 08:00 PM</text:p>
          </table:table-cell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date" office:date-value="2015-01-01T22:00:00" calcext:value-type="date">
            <text:p>01/01/15 10:00 PM</text:p>
          </table:table-cell>
          <table:table-cell table:number-columns-repeated="2"/>
          <table:table-cell office:value-type="string" calcext:value-type="string">
            <text:p>turn off g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O'Keeffe</meta:initial-creator>
    <meta:creation-date>2014-12-26T17:15:04.846000000</meta:creation-date>
    <dc:date>2015-01-01T22:06:24.247000000</dc:date>
    <dc:creator>Patrick O'Keeffe</dc:creator>
    <meta:editing-duration>P2DT11H48M24S</meta:editing-duration>
    <meta:editing-cycles>6</meta:editing-cycles>
    <meta:generator>LibreOffice/4.3.2.2$Windows_x86 LibreOffice_project/edfb5295ba211bd31ad47d0bad0118690f76407d</meta:generator>
    <meta:document-statistic meta:table-count="1" meta:cell-count="46" meta:object-count="0"/>
  </office:meta>
</office:document-meta>
</file>